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width="true" fo:min-height="0.943cm" fo:min-width="6.9cm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 draw:fill-color="#ffffff"/>
    </style:style>
    <style:style style:name="P2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7.4cm" svg:height="1.193cm" svg:x="4.2cm" svg:y="5.207cm">
          <draw:text-box>
            <text:p><text:author-name text:fixed="false" text:display="full">Rosemary Sebastian</text:author-name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1" draw:text-style-name="P1" draw:layer="layout" svg:width="7.4cm" svg:height="1.193cm" svg:x="10.465cm" svg:y="10.152cm">
          <draw:text-box>
            <text:p><text:author-name text:fixed="false" text:display="sender-lastname">Sebastian</text:author-name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1" draw:text-style-name="P1" draw:layer="layout" svg:width="7.4cm" svg:height="1.193cm" svg:x="10.465cm" svg:y="10.152cm">
          <draw:text-box>
            <text:p><text:author-name text:fixed="false" text:display="sender-firstname">Rosemary</text:author-name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1" draw:text-style-name="P1" draw:layer="layout" svg:width="7.4cm" svg:height="1.193cm" svg:x="10.465cm" svg:y="10.152cm">
          <draw:text-box>
            <text:p><text:author-initials text:fixed="false" text:display="sender-initials">RS</text:author-initials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osemary Sebastian</meta:initial-creator>
    <meta:creation-date>2016-04-26T00:23:07.273117261</meta:creation-date>
    <dc:date>2016-04-26T18:38:43.454772761</dc:date>
    <dc:creator>Rosemary Sebastian</dc:creator>
    <meta:editing-duration>PT12M39S</meta:editing-duration>
    <meta:editing-cycles>5</meta:editing-cycles>
    <meta:generator>LibreOfficeDev/5.2.0.0.alpha1$Linux_X86_64 LibreOffice_project/cf9d9a3348a951df0a1261a0daee7e98fd8f28a4</meta:generator>
    <meta:document-statistic meta:object-count="33"/>
  </office:meta>
</office:document-meta>
</file>